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3.725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<text:s/></text:p>
          </table:table-cell>
          <table:table-cell table:number-columns-repeated="5" table:style-name="ce1"/>
          <table:table-cell table:style-name="ce1">
            <draw:frame draw:z-index="1" draw:id="id0" draw:style-name="a0" draw:name="Chart 5" svg:x="0.36814in" svg:y="0.17647in" svg:width="4.99461in" svg:height="2.9384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Security Level (bits)</text:p>
          </table:table-cell>
          <table:table-cell office:value-type="string" table:style-name="ce1">
            <text:p>RSA (ms)</text:p>
          </table:table-cell>
          <table:table-cell office:value-type="string" table:style-name="ce1">
            <text:p>DSA (ms)</text:p>
          </table:table-cell>
          <table:table-cell office:value-type="string" table:style-name="ce1">
            <text:p>ECC (ms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float" office:value="10.9" table:style-name="ce1">
            <text:p>10.9</text:p>
          </table:table-cell>
          <table:table-cell office:value-type="float" office:value="34.5" table:style-name="ce1">
            <text:p>34.5</text:p>
          </table:table-cell>
          <table:table-cell office:value-type="float" office:value="3.9" table:style-name="ce1">
            <text:p>3.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12" table:style-name="ce1">
            <text:p>112</text:p>
          </table:table-cell>
          <table:table-cell office:value-type="float" office:value="41" table:style-name="ce1">
            <text:p>41</text:p>
          </table:table-cell>
          <table:table-cell office:value-type="float" office:value="212.2" table:style-name="ce1">
            <text:p>212.2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28" table:style-name="ce1">
            <text:p>128</text:p>
          </table:table-cell>
          <table:table-cell office:value-type="float" office:value="112.9" table:style-name="ce1">
            <text:p>112.9</text:p>
          </table:table-cell>
          <table:table-cell office:value-type="float" office:value="1919" table:style-name="ce1">
            <text:p>1919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92" table:style-name="ce1">
            <text:p>192</text:p>
          </table:table-cell>
          <table:table-cell table:number-columns-repeated="2" table:style-name="ce1"/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7" table:style-name="ce1"/>
          <table:table-cell table:style-name="ce1">
            <draw:frame draw:z-index="2" draw:id="id1" draw:style-name="a1" draw:name="Chart 6" svg:x="0.42647in" svg:y="0.1274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Security Bits</text:p>
          </table:table-cell>
          <table:table-cell office:value-type="string" table:style-name="ce1">
            <text:p>RSA (ms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float" office:value="2.2999999999999998" table:style-name="ce1">
            <text:p>2.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12" table:style-name="ce1">
            <text:p>112</text:p>
          </table:table-cell>
          <table:table-cell office:value-type="float" office:value="1.3" table:style-name="ce1">
            <text:p>1.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28" table:style-name="ce1">
            <text:p>128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92" table:style-name="ce1">
            <text:p>192</text:p>
          </table:table-cell>
          <table:table-cell office:value-type="float" office:value="2.2999999999999998" table:style-name="ce1">
            <text:p>2.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6" table:style-name="ce1">
            <text:p>256</text:p>
          </table:table-cell>
          <table:table-cell office:value-type="float" office:value="4.5" table:style-name="ce1">
            <text:p>4.5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Elvis Omorusi</meta:initial-creator>
    <dc:creator>Elvis Omorusi</dc:creator>
    <meta:creation-date>2024-12-06T09:06:45Z</meta:creation-date>
    <dc:date>2024-12-06T14:20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maximum="2500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1.5705511811024pt" svg:width="359.6118897637795pt" chart:style-name="Crt0">
        <chart:title chart:style-name="CT00">
          <text:p text:style-name="a0" text:class-names="" text:cond-style-name="">Key Pair Generation Times</text:p>
        </chart:title>
        <chart:legend chart:legend-position="bottom" chart:legend-align="center" chart:style-name="Lgnd"/>
        <chart:plot-area svg:x="3.11251968503937pt" svg:y="30.23181102362205pt" svg:width="356.4993700787402pt" svg:height="151.4068503937008pt" chart:style-name="Plt0">
          <chart:axis chart:dimension="x" chart:name="primary-x" chart:style-name="Axs0">
            <chart:title svg:x="161.2577952755906pt" svg:y="181.6247244094488pt" chart:style-name="AT00">
              <text:p text:style-name="a1" text:class-names="" text:cond-style-name="">Security (bits)</text:p>
            </chart:title>
            <chart:categories table:cell-range-address="Sheet1.$C$6:.$C$10"/>
          </chart:axis>
          <chart:axis chart:dimension="y" chart:name="primary-y" chart:style-name="Axs1">
            <chart:title chart:style-name="AT01">
              <text:p text:style-name="a2" text:class-names="" text:cond-style-name="">Time (ms)</text:p>
            </chart:title>
            <chart:grid chart:class="major" chart:style-name="GMa1"/>
          </chart:axis>
          <chart:series chart:label-cell-address="Sheet1.$D$5" chart:values-cell-range-address="Sheet1.$D$6:.$D$10" chart:class="chart:line" chart:attached-axis="primary-y" chart:style-name="G0S0">
            <chart:data-point chart:repeated="5"/>
          </chart:series>
          <chart:series chart:label-cell-address="Sheet1.$E$5" chart:values-cell-range-address="Sheet1.$E$6:.$E$10" chart:class="chart:line" chart:attached-axis="primary-y" chart:style-name="G0S1">
            <chart:data-point chart:repeated="5"/>
          </chart:series>
          <chart:series chart:label-cell-address="Sheet1.$F$5" chart:values-cell-range-address="Sheet1.$F$6:.$F$10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max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SA Encrypt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ecurity(bits)</text:p>
            </chart:title>
            <chart:categories table:cell-range-address="Sheet1.$C$25:.$C$29"/>
          </chart:axis>
          <chart:axis chart:dimension="y" chart:name="primary-y" chart:style-name="Axs1">
            <chart:title chart:style-name="AT01">
              <text:p text:style-name="a2" text:class-names="" text:cond-style-name="">Time(ms)</text:p>
            </chart:title>
            <chart:grid chart:class="major" chart:style-name="GMa1"/>
          </chart:axis>
          <chart:series chart:label-cell-address="Sheet1.$D$24" chart:values-cell-range-address="Sheet1.$D$25:.$D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